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line-height="100%"/>
      <style:text-properties style:font-name="Calibri" fo:font-size="11pt" officeooo:rsid="000d9833" officeooo:paragraph-rsid="000d9833" style:font-size-asian="11pt" style:font-size-complex="11pt"/>
    </style:style>
    <style:style style:name="P2" style:family="paragraph" style:parent-style-name="Heading_20_1">
      <style:text-properties style:font-name="Calibri" officeooo:rsid="000d9833" officeooo:paragraph-rsid="000d98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deas for the final presentation</text:h>
      <text:list xml:id="list7828554423875626951" text:style-name="L1">
        <text:list-item>
          <text:p text:style-name="P1">Is it useful to send other images (neither cat nor dog) to the CNN?</text:p>
          <text:list>
            <text:list-item>
              <text:p text:style-name="P1">Might be possible to provide an answer with argumentation about supervised and unsupervised learing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1:53:41.746662785</meta:creation-date>
    <dc:date>2017-02-27T21:55:56.240070121</dc:date>
    <meta:editing-duration>PT2M14S</meta:editing-duration>
    <meta:editing-cycles>1</meta:editing-cycles>
    <meta:document-statistic meta:table-count="0" meta:image-count="0" meta:object-count="0" meta:page-count="1" meta:paragraph-count="3" meta:word-count="35" meta:character-count="201" meta:non-whitespace-character-count="171"/>
    <meta:generator>LibreOffice/5.1.4.2$Linux_X86_64 LibreOffice_project/10m0$Build-2</meta:generator>
  </office:meta>
</office:document-meta>
</file>